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120" officeooo:paragraph-rsid="00116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33:24.783965798</meta:creation-date>
    <dc:date>2019-01-30T10:39:31.314392268</dc:date>
    <meta:editing-duration>PT6M1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